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P1" style:family="paragraph" style:parent-style-name="Title">
      <style:text-properties fo:language="es" fo:country="ES"/>
    </style:style>
    <style:style style:name="P2" style:family="paragraph" style:parent-style-name="Text_20_body">
      <style:text-properties fo:language="es" fo:country="ES" officeooo:rsid="00007fae" officeooo:paragraph-rsid="00037e1d"/>
    </style:style>
    <style:style style:name="P3" style:family="paragraph" style:parent-style-name="Text_20_body">
      <style:text-properties fo:language="es" fo:country="ES" officeooo:rsid="00007fae" officeooo:paragraph-rsid="00007fae"/>
    </style:style>
    <style:style style:name="P4" style:family="paragraph" style:parent-style-name="Text_20_body">
      <style:text-properties fo:language="es" fo:country="ES" officeooo:rsid="00041544" officeooo:paragraph-rsid="00041544"/>
    </style:style>
    <style:style style:name="P5" style:family="paragraph" style:parent-style-name="Text_20_body">
      <style:text-properties fo:language="es" fo:country="ES" officeooo:rsid="000184e4" officeooo:paragraph-rsid="00037e1d"/>
    </style:style>
    <style:style style:name="P6" style:family="paragraph" style:parent-style-name="Text_20_body">
      <style:text-properties fo:language="es" fo:country="ES" officeooo:rsid="0009d924" officeooo:paragraph-rsid="0009d924"/>
    </style:style>
    <style:style style:name="P7" style:family="paragraph" style:parent-style-name="Text_20_body">
      <style:text-properties fo:language="es" fo:country="ES" officeooo:rsid="000b3d40" officeooo:paragraph-rsid="000b3d40"/>
    </style:style>
    <style:style style:name="P8" style:family="paragraph" style:parent-style-name="Text_20_body">
      <style:text-properties officeooo:rsid="0008011f" officeooo:paragraph-rsid="0008011f"/>
    </style:style>
    <style:style style:name="P9" style:family="paragraph" style:parent-style-name="Text_20_body">
      <style:text-properties officeooo:rsid="0008f731" officeooo:paragraph-rsid="0008f731"/>
    </style:style>
    <style:style style:name="P10" style:family="paragraph" style:parent-style-name="Text_20_body">
      <style:text-properties officeooo:rsid="00091644" officeooo:paragraph-rsid="00091644"/>
    </style:style>
    <style:style style:name="P11" style:family="paragraph" style:parent-style-name="Text_20_body">
      <style:text-properties officeooo:rsid="000cb7e3" officeooo:paragraph-rsid="000e5807"/>
    </style:style>
    <style:style style:name="P12" style:family="paragraph" style:parent-style-name="Text_20_body">
      <style:text-properties officeooo:rsid="0010a711" officeooo:paragraph-rsid="001243f5"/>
    </style:style>
    <style:style style:name="P13" style:family="paragraph" style:parent-style-name="Text_20_body">
      <style:text-properties officeooo:rsid="001243f5" officeooo:paragraph-rsid="001243f5"/>
    </style:style>
    <style:style style:name="P14" style:family="paragraph" style:parent-style-name="Text_20_body">
      <style:text-properties officeooo:rsid="001244f4" officeooo:paragraph-rsid="001244f4"/>
    </style:style>
    <style:style style:name="P15" style:family="paragraph" style:parent-style-name="Text_20_body">
      <style:text-properties officeooo:rsid="000d53fa" officeooo:paragraph-rsid="000e5807"/>
    </style:style>
    <style:style style:name="P16" style:family="paragraph" style:parent-style-name="Text_20_body">
      <style:text-properties officeooo:rsid="00142f7f" officeooo:paragraph-rsid="00142f7f"/>
    </style:style>
    <style:style style:name="P17" style:family="paragraph" style:parent-style-name="Text_20_body">
      <style:text-properties officeooo:rsid="001767db" officeooo:paragraph-rsid="001767db"/>
    </style:style>
    <style:style style:name="P18" style:family="paragraph" style:parent-style-name="Text_20_body">
      <style:text-properties officeooo:rsid="00180aaa" officeooo:paragraph-rsid="00180aaa"/>
    </style:style>
    <style:style style:name="P19" style:family="paragraph" style:parent-style-name="Text_20_body">
      <style:text-properties officeooo:rsid="0019ac33" officeooo:paragraph-rsid="0019ac33"/>
    </style:style>
    <style:style style:name="P20" style:family="paragraph" style:parent-style-name="Text_20_body">
      <style:text-properties officeooo:rsid="001b7e7c" officeooo:paragraph-rsid="001b7e7c"/>
    </style:style>
    <style:style style:name="P21" style:family="paragraph" style:parent-style-name="Text_20_body">
      <style:text-properties officeooo:rsid="001d18eb" officeooo:paragraph-rsid="001d18eb"/>
    </style:style>
    <style:style style:name="P22" style:family="paragraph" style:parent-style-name="Text_20_body">
      <style:text-properties officeooo:rsid="001e9076" officeooo:paragraph-rsid="001e9076"/>
    </style:style>
    <style:style style:name="P23" style:family="paragraph" style:parent-style-name="Text_20_body">
      <style:text-properties officeooo:rsid="001e9076" officeooo:paragraph-rsid="001f5bba"/>
    </style:style>
    <style:style style:name="P24" style:family="paragraph" style:parent-style-name="Text_20_body">
      <style:text-properties officeooo:rsid="001cddce" officeooo:paragraph-rsid="001cddce"/>
    </style:style>
    <style:style style:name="P25" style:family="paragraph" style:parent-style-name="Text_20_body" style:list-style-name="L1">
      <style:text-properties fo:language="es" fo:country="ES" officeooo:rsid="00041544" officeooo:paragraph-rsid="00041544"/>
    </style:style>
    <style:style style:name="P26" style:family="paragraph" style:parent-style-name="Text_20_body">
      <style:text-properties officeooo:rsid="00142f7f" officeooo:paragraph-rsid="00142f7f"/>
    </style:style>
    <style:style style:name="P27" style:family="paragraph" style:parent-style-name="Text_20_body">
      <style:text-properties officeooo:rsid="001fb5cc" officeooo:paragraph-rsid="001fb5cc"/>
    </style:style>
    <style:style style:name="P28" style:family="paragraph" style:parent-style-name="Heading_20_1">
      <style:text-properties fo:language="es" fo:country="ES" officeooo:rsid="00007fae" officeooo:paragraph-rsid="00007fae"/>
    </style:style>
    <style:style style:name="P29" style:family="paragraph" style:parent-style-name="Heading_20_1">
      <style:text-properties officeooo:rsid="001d18eb" officeooo:paragraph-rsid="001d18eb"/>
    </style:style>
    <style:style style:name="P30" style:family="paragraph" style:parent-style-name="Heading_20_1">
      <style:text-properties officeooo:rsid="000607fa" officeooo:paragraph-rsid="000607fa"/>
    </style:style>
    <style:style style:name="P31" style:family="paragraph" style:parent-style-name="Heading_20_1">
      <style:text-properties officeooo:rsid="00091644" officeooo:paragraph-rsid="00091644"/>
    </style:style>
    <style:style style:name="P32" style:family="paragraph" style:parent-style-name="Heading_20_1">
      <style:text-properties officeooo:rsid="0009dbcb" officeooo:paragraph-rsid="0009dbcb"/>
    </style:style>
    <style:style style:name="P33" style:family="paragraph" style:parent-style-name="Heading_20_1">
      <style:text-properties officeooo:rsid="001767db" officeooo:paragraph-rsid="001767db"/>
    </style:style>
    <style:style style:name="P34" style:family="paragraph" style:parent-style-name="Heading_20_1">
      <style:text-properties officeooo:rsid="001e9076" officeooo:paragraph-rsid="001e9076"/>
    </style:style>
    <style:style style:name="T1" style:family="text">
      <style:text-properties officeooo:rsid="000184e4"/>
    </style:style>
    <style:style style:name="T2" style:family="text">
      <style:text-properties officeooo:rsid="0008011f"/>
    </style:style>
    <style:style style:name="T3" style:family="text">
      <style:text-properties officeooo:rsid="00083c2e"/>
    </style:style>
    <style:style style:name="T4" style:family="text">
      <style:text-properties officeooo:rsid="0008f731"/>
    </style:style>
    <style:style style:name="T5" style:family="text">
      <style:text-properties officeooo:rsid="00091644"/>
    </style:style>
    <style:style style:name="T6" style:family="text">
      <style:text-properties officeooo:rsid="000d53fa"/>
    </style:style>
    <style:style style:name="T7" style:family="text">
      <style:text-properties officeooo:rsid="000f9944"/>
    </style:style>
    <style:style style:name="T8" style:family="text">
      <style:text-properties officeooo:rsid="0010bfa0"/>
    </style:style>
    <style:style style:name="T9" style:family="text">
      <style:text-properties officeooo:rsid="001243f5"/>
    </style:style>
    <style:style style:name="T10" style:family="text">
      <style:text-properties officeooo:rsid="00142f7f"/>
    </style:style>
    <style:style style:name="T11" style:family="text">
      <style:text-properties officeooo:rsid="00158d6c"/>
    </style:style>
    <style:style style:name="T12" style:family="text">
      <style:text-properties officeooo:rsid="001767db"/>
    </style:style>
    <style:style style:name="T13" style:family="text">
      <style:text-properties officeooo:rsid="00180aaa"/>
    </style:style>
    <style:style style:name="T14" style:family="text">
      <style:text-properties officeooo:rsid="001e865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AC1. Desenvolupament d'una web</text:p>
      <text:h text:style-name="P28" text:outline-level="1">Introducción</text:h>
      <text:p text:style-name="P3">Se ha desarrollado la web como un punto de información turística de la isla de Mallorca, con poblaciones de la isla y descripciones de los lugares interesantes a visitar en cada punto. <text:span text:style-name="T1">La web se ha hecho pensando en el mobile-first.</text:span></text:p>
      <text:p text:style-name="P7">Se ha empezado el desarrollo desde el resultado obtenido de el Módulo 2. Se ha añadido una carpeta para las imágenes,</text:p>
      <text:p text:style-name="P2">Para cumplir con el requisito de que tenía que tener cierto nivel de interacción javascript, se ha creado un menú responsive en todas las páginas para poder acceder al resto de manera fácil y rápida. </text:p>
      <text:p text:style-name="P5">Para el objetivo de la dependencia externa instalada a través de npm se ha elegido el componente slick-carousel <text:span text:style-name="T2">(https://kenwheeler.github.io/slick/)</text:span>, ya que sería útil en la página de portada y de los detalles para mostrar múltiples imágenes en un mismo componente. Otra opción hubiese sido instalar algún componente para integrar videos de youtube de otra manera que no fuese mediante un iframe.</text:p>
      <text:p text:style-name="P4">En el tema de accesibilidad el esquema de colores de la página se ha elegido un esquema neutro de escala de grises, nada llamativo, pero agradable a la vista. También se ha aumentado el tamaño de la fuente a 20px <text:span text:style-name="T5">y añadido un 50% al espacio entre lineas </text:span>para hacerlo más visible a las personas mayores sin pasarse de <text:span text:style-name="T5">tamaño</text:span>.</text:p>
      <text:p text:style-name="P6">Todas las páginas se han pasado por el validador de html de W3.</text:p>
      <text:p text:style-name="P4">El resto de la documentación irá explicando las decisiones de desarrollo por páginas.</text:p>
      <text:p text:style-name="P4">Para acabar adjunto el enlace al repositorio y a la página de Netifly:</text:p>
      <text:list xml:id="list59365484" text:style-name="L1">
        <text:list-item>
          <text:p text:style-name="P25"><text:a xlink:type="simple" xlink:href="https://github.com/kuraudo/hhyc" text:style-name="Internet_20_link" text:visited-style-name="Visited_20_Internet_20_Link">https://github.com/kuraudo/hhyc</text:a></text:p>
        </text:list-item>
        <text:list-item>
          <text:p text:style-name="P25"><text:a xlink:type="simple" xlink:href="https://master--competent-murdock-b2725d.netlify.app/" text:style-name="Internet_20_link" text:visited-style-name="Visited_20_Internet_20_Link">https://master--competent-murdock-b2725d.netlify.app/</text:a></text:p>
        </text:list-item>
      </text:list>
      <text:h text:style-name="P29" text:outline-level="1">Proceso de desarrollo global</text:h>
      <text:p text:style-name="P21">Después de tener claro que iba a ser una web sobre los lugares turísticos de la isla de Mallorca y como se iban a cumplir los requisitos de la entrega, se ha empezado por el elemento común en todas las páginas, el menú de navegación. Se ha desarrollado en index y desde ahí se crearon el resto de páginas con el menú, el contenedor del header y el pie de página. A partir de ahí se fue desarrollando cada página por separado <text:span text:style-name="T14">como se detalla a continuación</text:span>.</text:p>
      <text:h text:style-name="P30" text:outline-level="1"><text:soft-page-break/>index.html <text:span text:style-name="T2">y elementos comunes</text:span></text:h>
      <text:p text:style-name="P8">En esta página se ha puesto una breve descripción de la página y un par de imágenes en un carrusel. <text:span text:style-name="T4">La idea inicial no ha variado mucho, se quería poner la breve descripción y un conjunto de imágenes. La decisión del carrusel se ha debido al requerimiento de tener una dependencia npm, ya que el slick permite instalarlo en local desde el gestor de paquetes y no tener que llamarlo por enlace web dentro de la página. Además nos ayuda a poner varias imágenes en el espacio que ocuparía una.</text:span></text:p>
      <text:p text:style-name="P8">Se ha implementado una menú de navegación con enlaces al resto de páginas con elementos de javascript en versión móvil para ocultarlo. <text:span text:style-name="T3">El javascript se ha escrito en menu.js y se exporta a todas las páginas. En el aspecto de estilos, se marca de un color distinto el nombre de la página en la que estamos. Este menú es un burger menú en móvil y una barra de navegación fija en escritorio.</text:span></text:p>
      <text:p text:style-name="P22">Para este menú probablemente no hubiese sido necesario separarlo en otro .js, pero se decidió hacerlo por no querer utilizar el index.js como contenedor de todas las funcionalidades javascript. Esto dió problemas ya que la funcionalidad del menú se activa al hacer click al botón del menú para móvil y Parcel no cambia el nombre a las funciones dentro de eventos como el onclick( hay una incidencia abierta en parcel desde hace años sobre este tema). La solución encontrada fue pasarle la función al scope de la ventana para que la reconociese.</text:p>
      <text:p text:style-name="P8">Hay un header <text:span text:style-name="T3">con imagen</text:span> y footer en todas las páginas. Como en el resto de imágenes se ha intentado usarlas sin modificar en otro programa, utilizando <text:span text:style-name="T3">object-fit: cover y el object-position y añadiendo texto alineado.</text:span></text:p>
      <text:p text:style-name="P9">Para el carrusel se ha hecho responsive siendo cuadrado en móvil y conservando el ratio de aspecto en escritorio. En móvil se puede usar el control táctil para arrastrar la imagen y cambiar de “diapositiva”, <text:span text:style-name="T12">pero en escritorio las diapositivas cambian automáticamente.</text:span></text:p>
      <text:h text:style-name="P31" text:outline-level="1">enlaces.html</text:h>
      <text:p text:style-name="P10">En esta página no hay mucho que comentar, ya que es un listado de enlaces a los recursos utilizados.</text:p>
      <text:h text:style-name="P32" text:outline-level="1"><text:span text:style-name="T7">p</text:span>resentacion.html</text:h>
      <text:p text:style-name="P11">Para explicar el contenido de la web se ha detallado el objetivo y se ha añadido un vídeo de youtube del gobierno de Mallorca junto a unos párrafos de la página de Civitatis. </text:p>
      <text:p text:style-name="P11">La idea original era poner un vídeo de youtube,ya sea con un iframe o con algún complemento descargado con npm <text:span text:style-name="T6">como youtube-player. Al conseguir que sea responsive al pasar de móvil a escritorio, se descartó pasarlo al componente javascript. </text:span></text:p>
      <text:p text:style-name="P15">Aunque se han encontrado problemas para redimensionar el vídeo en escritorio sin perder el ratio de aspecto. Una solución es utilizar css con el transform: scale aunque también redimensiona los controles del vídeo y lo hace más difícil de ver.</text:p>
      <text:h text:style-name="Heading_20_1" text:outline-level="1"><text:soft-page-break/>categoria.html</text:h>
      <text:p text:style-name="P12">La idea original era mostrar un listado con las localizaciones de la isla a visitar, pero se optó por utilizar un grid con imágenes y texto. <text:span text:style-name="T9">Los elementos del grid son enlaces en su totalidad.</text:span></text:p>
      <text:p text:style-name="P12">E<text:span text:style-name="T9">l</text:span> texto se ha realizado con código y css en vez de modificar la imagen para mostrarlo. La imagen se ha insertado usando el background de cada elemento ya que usando <text:span text:style-name="T8">background</text:span>-<text:span text:style-name="T8">size</text:span> <text:span text:style-name="T8">y background-position para que el centro de la imagen coincida con el centro del objeto. Cada imagen se asigna utilizando una clase aparte, para no introducir estilos en los .html y facilitar la lectura del código.</text:span></text:p>
      <text:p text:style-name="P13">El grid es de una columna y que los ítems que lo componen ocupen todo el ancho de la pantalla del móvil y de 3 columnas del mismo tamaño en escritorio.</text:p>
      <text:p text:style-name="P13">Se ha modificado el comportamiento de los links para los ítems ganen transparencia cuando se pasa el ratón por encima y no cambia de color al visitarlo.</text:p>
      <text:p text:style-name="P14">Por motivos de tiempo se ha enlazado <text:span text:style-name="T10">solo</text:span> a una pagina de detalle.</text:p>
      <text:h text:style-name="Heading_20_1" text:outline-level="1">detalle.html</text:h>
      <text:p text:style-name="P16">La idea de diseño de esta página era mostrar la información de un lugar o población de la isla dividida en imágenes de cada lugar de interés para visitar con una descripción debajo de cada imagen. Una problemática ha surgido con un lugar de interés de Palma de Mallorca, que englobaba varios lugares diferentes, por tanto se ha reutilizado el carrusel de imágenes para mostrar múltiples imágenes de dicho lugar ocupando el espacio de una sola. </text:p>
      <text:p text:style-name="P27">Como se pedía en los requisitos que contuviese una lista, se aprovechó para poner una lista de enlaces a achors a la misma página para acceder mejor al contenido.</text:p>
      <text:p text:style-name="P16">Para el requisito de enlazar con otros detalles se ha decidido poner enlaces a los bordes de la pantalla <text:span text:style-name="T11">enlazando al anterior y posterior lugar de interés de la lista mostrada en el grid de categoria.html.</text:span></text:p>
      <text:h text:style-name="P33" text:outline-level="1">menu.js</text:h>
      <text:p text:style-name="P22">Como ya se ha mencionado en el apartado del index.html, e<text:span text:style-name="T12">ste .js se ha añadido para tener la funcionalidad del menú en un archivo aparte. Probablemente no fuese necesario separarlo del index.js ya que el menú aparece en todas las páginas y el separarlo generó problemas.</text:span></text:p>
      <text:p text:style-name="P17">El principal problema es que <text:span text:style-name="T13">parece que parcel, al cambiar los nombres de las funciones js, no lo hace correctamente con los eventos onclick de los elementos html. La solución encontrada fue forzarlo dentro del scope de la ventana.</text:span></text:p>
      <text:p text:style-name="P18">Por lo demás es código para ocultar la lista de páginas en el menú de la vista móvil.</text:p>
      <text:h text:style-name="Heading_20_1" text:outline-level="1"><text:soft-page-break/>index.js</text:h>
      <text:p text:style-name="P19">Al pasar el control del menú a otro .js aquí solo se inicializa los carruseles de imágenes, con configuración para móvil, escritorio y que desaparezca si la pantalla es muy pequeña.</text:p>
      <text:h text:style-name="Heading_20_1" text:outline-level="1">style.css</text:h>
      <text:p text:style-name="P20">Se ha optado por un solo fichero de css, la web no es tan grande como para separar componentes en distintos .css, quizá separar el css del menú de navegación.</text:p>
      <text:p text:style-name="P24">Se ha separado por los estilos de móvil y escritorio usando una media query para este último.</text:p>
      <text:h text:style-name="P34" text:outline-level="1">Conclusiones</text:h>
      <text:p text:style-name="P22">Visto el resultado obtenido, quizá hubiese sido mejor usar el index.js para implementar el menú para evitarnos problemas. También podría haberse arregla actualizando a Parcel 2.0, pero no he tenido ocasión de comprobar si el error se ha arreglado.</text:p>
      <text:p text:style-name="P23">Otro punto que se cambiaría sería el uso de iframes para los videos de youtube. Youtube sigue usando el mismo código para insertar sus videos, cuando uno de los atributos (frameborder) lleva años en desuso. Sería interesante probar el componente npm <text:span text:style-name="T6">youtube-player para ver si se consigue implementar la inserción del video en formato responsive de manera más limpia.</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1.5.2$Windows_x86 LibreOffice_project/90f8dcf33c87b3705e78202e3df5142b201bd805</meta:generator>
    <dc:date>2021-11-11T13:25:48.950000000</dc:date>
    <meta:editing-duration>PT5H57M3S</meta:editing-duration>
    <meta:editing-cycles>19</meta:editing-cycles>
    <meta:document-statistic meta:table-count="0" meta:image-count="0" meta:object-count="0" meta:page-count="4" meta:paragraph-count="48" meta:word-count="1427" meta:character-count="8291" meta:non-whitespace-character-count="6911"/>
  </office:meta>
</office:document-meta>
</file>